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>
      <style:paragraph-properties fo:margin-left="1.27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3030c"/>
    </style:style>
    <style:style style:name="P5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 style:line-height-at-least="0.609cm"/>
      <style:text-properties style:font-name="Times New Roman1" fo:font-size="14pt" fo:language="en" fo:country="US" officeooo:paragraph-rsid="00132ceb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15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Droid Sans Mono" fo:font-size="12.75pt" fo:font-weight="normal" fo:background-color="transparent"/>
    </style:style>
    <style:style style:name="P16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fo:background-color="transparent"/>
    </style:style>
    <style:style style:name="P17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2.75pt" fo:font-weight="normal" fo:background-color="transparent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9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1" style:family="paragraph" style:parent-style-name="Standard">
      <style:paragraph-properties fo:margin-top="0cm" fo:margin-bottom="0cm" style:contextual-spacing="false" fo:line-height="100%"/>
    </style:style>
    <style:style style:name="P22" style:family="paragraph" style:parent-style-name="Standard">
      <style:text-properties fo:language="en" fo:country="US" fo:font-weight="bold" style:font-weight-asian="bold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fo:font-weight="normal" officeooo:rsid="00132ceb" officeooo:paragraph-rsid="00132ceb" fo:background-color="transparent" style:font-weight-asian="normal" style:font-weight-complex="normal"/>
    </style:style>
    <style:style style:name="P24" style:family="paragraph" style:parent-style-name="Standard">
      <style:paragraph-properties fo:margin-top="0cm" fo:margin-bottom="0cm" style:contextual-spacing="false" style:line-height-at-least="0cm"/>
      <style:text-properties officeooo:rsid="00132ceb" officeooo:paragraph-rsid="00132ceb" fo:background-color="transparent"/>
    </style:style>
    <style:style style:name="P25" style:family="paragraph" style:parent-style-name="Heading_20_2">
      <style:text-properties style:use-window-font-color="true" loext:opacity="0%" style:font-name="Times New Roman1" fo:font-size="14pt" style:font-size-asian="14pt" style:font-name-complex="Times New Roman2" style:font-size-complex="14pt"/>
    </style:style>
    <style:style style:name="P26" style:family="paragraph" style:parent-style-name="List_20_Paragraph" style:list-style-name="WWNum2"/>
    <style:style style:name="P27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13030c" officeooo:paragraph-rsid="0013030c"/>
    </style:style>
    <style:style style:name="P28" style:family="paragraph" style:parent-style-name="List_20_Paragraph" style:list-style-name="WWNum2">
      <style:text-properties style:font-name="Times New Roman1" fo:font-size="14pt" officeooo:rsid="0013030c" officeooo:paragraph-rsid="0013030c" style:font-size-asian="14pt" style:font-name-complex="Times New Roman2" style:font-size-complex="14pt"/>
    </style:style>
    <style:style style:name="P29" style:family="paragraph" style:parent-style-name="List_20_Paragraph" style:list-style-name="WWNum4">
      <style:text-properties style:font-name="Times New Roman1" fo:font-size="14pt" officeooo:rsid="0013030c" officeooo:paragraph-rsid="0013030c" style:font-size-asian="14pt" style:font-name-complex="Times New Roman2" style:font-size-complex="14pt"/>
    </style:style>
    <style:style style:name="P30" style:family="paragraph" style:parent-style-name="List_20_Paragraph" style:list-style-name="WWNum5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132ceb" style:font-size-asian="14pt" style:font-weight-asian="bold" style:font-name-complex="Times New Roman2" style:font-size-complex="14pt"/>
    </style:style>
    <style:style style:name="P31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2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3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132ceb"/>
    </style:style>
    <style:style style:name="P34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138e87" officeooo:paragraph-rsid="00138e87"/>
    </style:style>
    <style:style style:name="P35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font-weight="bold" officeooo:rsid="00138e87" officeooo:paragraph-rsid="00138e87" style:font-weight-asian="bold" style:font-weight-complex="bold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38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39" style:family="paragraph" style:parent-style-name="Standard">
      <style:text-properties style:font-name="Times New Roman1" fo:font-size="14pt" officeooo:rsid="0013030c" officeooo:paragraph-rsid="0013030c" style:font-size-asian="14pt" style:font-name-complex="Times New Roman2" style:font-size-complex="14pt"/>
    </style:style>
    <style:style style:name="P40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41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42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3" style:family="paragraph" style:parent-style-name="Standard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3030c" officeooo:paragraph-rsid="0013030c" style:font-size-asian="14pt" style:font-weight-asian="bold" style:font-name-complex="Times New Roman2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6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7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8" style:family="paragraph" style:parent-style-name="Standard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P49" style:family="paragraph" style:parent-style-name="Standard">
      <style:text-properties style:font-name="Times New Roman1" fo:font-size="14pt" fo:language="en" fo:country="US" fo:font-weight="bold" officeooo:rsid="00132ceb" officeooo:paragraph-rsid="00132ceb" style:font-size-asian="14pt" style:font-weight-asian="bold" style:font-name-complex="Times New Roman2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51" style:family="paragraph" style:parent-style-name="Standard">
      <style:paragraph-properties fo:margin-top="0cm" fo:margin-bottom="0cm" style:contextual-spacing="false" style:line-height-at-least="0cm"/>
      <style:text-properties style:font-name="Times New Roman1" fo:font-size="14pt" fo:language="en" fo:country="US" fo:font-weight="bold" officeooo:rsid="00132ceb" officeooo:paragraph-rsid="00132ceb" fo:background-color="transparent" style:font-size-asian="14pt" style:font-weight-asian="bold" style:font-name-complex="Times New Roman2" style:font-size-complex="14pt" style:font-weight-complex="bold"/>
    </style:style>
    <style:style style:name="P52" style:family="paragraph" style:parent-style-name="Standard">
      <style:paragraph-properties fo:margin-top="0cm" fo:margin-bottom="0cm" style:contextual-spacing="false" style:line-height-at-least="0cm"/>
      <style:text-properties style:font-name="Times New Roman1" fo:font-size="14pt" fo:language="en" fo:country="US" fo:font-weight="normal" officeooo:rsid="00132ceb" officeooo:paragraph-rsid="00132ceb" fo:background-color="transparent" style:font-size-asian="14pt" style:font-weight-asian="normal" style:font-name-complex="Times New Roman2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54" style:family="paragraph" style:parent-style-name="Standard">
      <style:text-properties fo:color="#000000" loext:opacity="100%" style:font-name="Times New Roman1" fo:font-size="14pt" fo:language="en" fo:country="US" fo:font-weight="normal" fo:background-color="transparent" style:font-size-asian="14pt" style:font-name-complex="Times New Roman2" style:font-size-complex="14pt" style:font-weight-complex="bold"/>
    </style:style>
    <style:style style:name="P55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1" fo:font-size="14pt" fo:language="en" fo:country="US" fo:font-weight="normal" officeooo:rsid="00132ceb" officeooo:paragraph-rsid="00132ceb" fo:background-color="transparent" style:font-size-asian="14pt" style:font-weight-asian="bold" style:font-name-complex="Times New Roman2" style:font-size-complex="14pt" style:font-weight-complex="bold"/>
    </style:style>
    <style:style style:name="P56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1" fo:font-size="14pt" fo:language="en" fo:country="US" fo:font-weight="bold" officeooo:rsid="00132ceb" officeooo:paragraph-rsid="00132ceb" fo:background-color="transparent" style:font-size-asian="14pt" style:font-weight-asian="bold" style:font-name-complex="Times New Roman2" style:font-size-complex="14pt" style:font-weight-complex="bold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3030c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32ceb" style:font-size-asian="14pt" style:font-name-complex="Times New Roman2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6" style:family="text">
      <style:text-properties style:font-name="Times New Roman1" fo:font-size="14pt" fo:font-weight="bold" officeooo:rsid="0013030c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fo:font-weight="bold" officeooo:rsid="00132ceb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9" style:family="text">
      <style:text-properties style:font-name="Times New Roman1" fo:font-size="14pt" fo:language="en" fo:country="US" officeooo:rsid="0013030c" style:font-size-asian="14pt" style:font-name-complex="Times New Roman2" style:font-size-complex="14pt"/>
    </style:style>
    <style:style style:name="T10" style:family="text">
      <style:text-properties style:font-name="Times New Roman1" fo:font-size="14pt" fo:language="en" fo:country="US" officeooo:rsid="00132ceb" style:font-size-asian="14pt" style:font-name-complex="Times New Roman2" style:font-size-complex="14pt"/>
    </style:style>
    <style:style style:name="T11" style:family="text">
      <style:text-properties style:font-name="Times New Roman1" fo:font-size="14pt" fo:language="en" fo:country="US" officeooo:rsid="00138e87" style:font-size-asian="14pt" style:font-name-complex="Times New Roman2" style:font-size-complex="14pt"/>
    </style:style>
    <style:style style:name="T12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13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font-name="Times New Roman1" fo:font-size="14pt" fo:language="en" fo:country="US" fo:font-weight="bold" officeooo:rsid="0013030c" style:font-size-asian="14pt" style:font-weight-asian="bold" style:font-name-complex="Times New Roman2" style:font-size-complex="14pt" style:font-weight-complex="bold"/>
    </style:style>
    <style:style style:name="T15" style:family="text">
      <style:text-properties style:font-name="Times New Roman1" fo:font-size="14pt" fo:language="en" fo:country="US" fo:font-weight="bold" officeooo:rsid="00132ceb" style:font-size-asian="14pt" style:font-weight-asian="bold" style:font-name-complex="Times New Roman2" style:font-size-complex="14pt"/>
    </style:style>
    <style:style style:name="T16" style:family="text">
      <style:text-properties style:font-name="Times New Roman1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1" fo:font-size="14pt" fo:language="en" fo:country="US" fo:font-weight="normal" fo:background-color="#ffff00" loext:char-shading-value="0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1" fo:font-size="14pt" fo:language="en" fo:country="US" fo:font-weight="normal" fo:background-color="#ffff00" loext:char-shading-value="0" style:font-size-asian="14pt" style:language-asian="ru" style:country-asian="RU" style:font-weight-asian="normal" style:font-name-complex="Times New Roman2" style:font-size-complex="14pt" style:font-weight-complex="normal"/>
    </style:style>
    <style:style style:name="T19" style:family="text">
      <style:text-properties style:font-name="Times New Roman1" fo:font-size="14pt" fo:language="ru" fo:country="RU" fo:font-weight="normal" fo:background-color="#ffff00" loext:char-shading-value="0" style:font-size-asian="14pt" style:font-weight-asian="normal" style:font-name-complex="Times New Roman2" style:font-size-complex="14pt" style:font-weight-complex="normal"/>
    </style:style>
    <style:style style:name="T20" style:family="text">
      <style:text-properties style:font-name="Times New Roman1" fo:font-size="14pt" fo:language="ru" fo:country="RU" fo:font-weight="normal" fo:background-color="#ffff00" loext:char-shading-value="0" style:font-size-asian="14pt" style:language-asian="ru" style:country-asian="RU" style:font-weight-asian="normal" style:font-name-complex="Times New Roman2" style:font-size-complex="14pt" style:font-weight-complex="normal"/>
    </style:style>
    <style:style style:name="T2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2" style:family="text">
      <style:text-properties fo:color="#000000" loext:opacity="100%" style:font-name="Times New Roman1" fo:font-size="14pt" officeooo:rsid="0013030c" style:font-name-asian="Times New Roman2" style:font-size-asian="14pt" style:font-name-complex="Times New Roman2" style:font-size-complex="14pt"/>
    </style:style>
    <style:style style:name="T23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24" style:family="text">
      <style:text-properties fo:color="#000000" loext:opacity="100%" style:font-name="Times New Roman1" fo:font-size="14pt" fo:language="en" fo:country="US" officeooo:rsid="0013030c" style:font-name-asian="Times New Roman2" style:font-size-asian="14pt" style:language-asian="ru" style:country-asian="RU" style:font-name-complex="Times New Roman2" style:font-size-complex="14pt"/>
    </style:style>
    <style:style style:name="T25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26" style:family="text">
      <style:text-properties fo:color="#000000" loext:opacity="100%" style:font-name="Times New Roman1" fo:font-size="14pt" fo:language="en" fo:country="US" officeooo:rsid="0013030c" style:font-name-asian="Times New Roman2" style:font-size-asian="14pt" style:font-name-complex="Times New Roman2" style:font-size-complex="14pt"/>
    </style:style>
    <style:style style:name="T27" style:family="text">
      <style:text-properties fo:color="#000000" loext:opacity="100%" style:font-name="Times New Roman1" fo:font-size="14pt" fo:language="en" fo:country="US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28" style:family="text">
      <style:text-properties fo:color="#000000" loext:opacity="100%" style:font-name="Times New Roman1" fo:font-size="14pt" fo:language="ru" fo:country="RU" officeooo:rsid="0013030c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осковский Авиационный Институт</text:p>
      <text:p text:style-name="P7">(Национальный Исследовательский Университет)</text:p>
      <text:p text:style-name="P7"/>
      <text:p text:style-name="P7">Факультет информационных технологий и прикладной математики</text:p>
      <text:p text:style-name="P7">Кафедра вычислительной математики и программирования</text:p>
      <text:p text:style-name="P6"/>
      <text:p text:style-name="P6"/>
      <text:p text:style-name="P9"><text:span text:style-name="T4">Лабораторная работа №</text:span><text:span text:style-name="T6">2</text:span><text:span text:style-name="T4"> по курсу</text:span><text:span text:style-name="T5"> </text:span></text:p>
      <text:p text:style-name="P42">«Операционные системы»</text:p>
      <text:p text:style-name="P43"><text:tab/></text:p>
      <text:p text:style-name="P44">Межпроцессное взаимодействие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pan text:style-name="T21">Студент: </text:span><text:span text:style-name="T28">Филиппов Владимир Михайлович</text:span></text:p>
      <text:p text:style-name="P19"><text:span text:style-name="T21">Группа: М8О–2</text:span><text:span text:style-name="T22">10</text:span><text:span text:style-name="T21">Б–</text:span><text:span text:style-name="T25">2</text:span><text:span text:style-name="T26">2</text:span></text:p>
      <text:p text:style-name="P19"><text:span text:style-name="T21">Вариант: </text:span><text:span text:style-name="T22">15</text:span></text:p>
      <text:p text:style-name="P10">Преподаватель: Соколов Андрей Алексеевич</text:p>
      <text:p text:style-name="P10">Оценка: __________ </text:p>
      <text:p text:style-name="P10">Дата: __________</text:p>
      <text:p text:style-name="P10">Подпись: __________</text:p>
      <text:p text:style-name="P12"/>
      <text:p text:style-name="P14"/>
      <text:p text:style-name="P14"/>
      <text:p text:style-name="P20"><text:span text:style-name="T21">Москва, 20</text:span><text:span text:style-name="T23">2</text:span><text:span text:style-name="T24">3</text:span><text:span text:style-name="T21">.</text:span></text:p>
      <text:p text:style-name="P6"/>
      <text:p text:style-name="P6"><text:soft-page-break/>Постановка задачи</text:p>
      <text:h text:style-name="P25" text:outline-level="2">Цель работы</text:h>
      <text:p text:style-name="P38">Целью является приобретение практических навыков в:</text:p>
      <text:list xml:id="list3520060765" text:style-name="WWNum2">
        <text:list-item>
          <text:p text:style-name="P28">Работе с несколькими процессами</text:p>
        </text:list-item>
        <text:list-item>
          <text:p text:style-name="P26"><text:span text:style-name="T1">Создание программ, </text:span><text:span text:style-name="T2">которые используют межпроцессное взаимодействие</text:span></text:p>
        </text:list-item>
      </text:list>
      <text:h text:style-name="P25" text:outline-level="2">Задание</text:h>
      <text:p text:style-name="P39">Требуется написать программу, которая создает дочерний процесс взаимодействует с ним и проверяет, начинается ли входящая строка с большой буквы. Если да, результат записывается в файл.</text:p>
      <text:p text:style-name="P40">В конечном итоге, программа должна состоять из следующих частей:</text:p>
      <text:list xml:id="list4241716795" text:style-name="WWNum4">
        <text:list-item>
          <text:p text:style-name="P29">Программа родительского процесса</text:p>
        </text:list-item>
        <text:list-item>
          <text:p text:style-name="P29">Программа дочернего процесса</text:p>
        </text:list-item>
        <text:list-item>
          <text:p text:style-name="P29">Библиотечный файл с функциями записи и чтения в/из потока</text:p>
        </text:list-item>
      </text:list>
      <text:p text:style-name="P21"><text:span text:style-name="T21">Провести анализ </text:span><text:span text:style-name="T22">работы программы</text:span></text:p>
      <text:p text:style-name="P13"/>
      <text:p text:style-name="P46">Общие сведения о программе</text:p>
      <text:p text:style-name="P4"><text:span text:style-name="T1">Программа компилируется </text:span><text:span text:style-name="T9">при помощи Makefile</text:span><text:span text:style-name="T1">. Также используется заголовочные файлы: iostream,</text:span><text:span text:style-name="T2"> s</text:span><text:span text:style-name="T1">tring, stdio.h, unistd.h, cstdlib, sys/wait.h, stream, fcntl.h, sys/stat.h. В программе используются следующие системные вызовы:</text:span></text:p>
      <text:list xml:id="list3280590747" text:style-name="WWNum1">
        <text:list-item>
          <text:p text:style-name="P31"><text:span text:style-name="T14">read</text:span><text:span text:style-name="T1"> – </text:span><text:span text:style-name="T2">читает из потока f в переменную s n байт.</text:span></text:p>
        </text:list-item>
        <text:list-item>
          <text:p text:style-name="P27"><text:span text:style-name="T13">write</text:span><text:span text:style-name="T5"> </text:span><text:span text:style-name="T1">– записывает в поток f значение переменной s размером в n байт.</text:span></text:p>
        </text:list-item>
        <text:list-item>
          <text:p text:style-name="P31"><text:span text:style-name="T14">execl</text:span><text:span text:style-name="T5"> </text:span><text:span text:style-name="T1">– </text:span><text:span text:style-name="T2">подменяет образ текущего процесса процессом proc, и отправляет на вход proc входные данные arg1, agr2,…</text:span></text:p>
        </text:list-item>
        <text:list-item>
          <text:p text:style-name="P34"><text:span text:style-name="T14">f</text:span><text:span text:style-name="T13">ork –</text:span><text:span text:style-name="T16"> создает новый дочерний процесс. Возвращает pid.</text:span></text:p>
        </text:list-item>
        <text:list-item>
          <text:p text:style-name="P35"><text:span text:style-name="T8">pipe –</text:span><text:span text:style-name="T16"> создает новый pipe. Возвращает файловые дескрипторы fd1 и fd2 на чтение и запись соответственно.</text:span></text:p>
        </text:list-item>
      </text:list>
      <text:p text:style-name="P3"><text:span text:style-name="T4">Общий метод и алгоритм решения</text:span><text:span text:style-name="T1">.</text:span></text:p>
      <text:p text:style-name="P41">Для реализации поставленной задачи необходимо:</text:p>
      <text:list xml:id="list4165509583" text:style-name="WWNum5">
        <text:list-item>
          <text:p text:style-name="P32"><text:span text:style-name="T1">Изучить принципы работы </text:span><text:span text:style-name="T3">write, read, exec*.</text:span></text:p>
        </text:list-item>
        <text:list-item>
          <text:p text:style-name="P32"><text:span text:style-name="T1">Написать </text:span><text:span text:style-name="T3">программу дочернего и родительского процессов.</text:span></text:p>
        </text:list-item>
        <text:list-item>
          <text:p text:style-name="P33"><text:soft-page-break/><text:span text:style-name="T1">Организовать простейший командный интерфейс в файлах </text:span><text:span text:style-name="T10">parent</text:span><text:span text:style-name="T1">.</text:span><text:span text:style-name="T8">c</text:span><text:span text:style-name="T10">pp</text:span><text:span text:style-name="T1"> и </text:span><text:span text:style-name="T3">son.</text:span><text:span text:style-name="T8">c</text:span><text:span text:style-name="T10">pp</text:span></text:p>
          <text:p text:style-name="P30">Основные файлы программы</text:p>
        </text:list-item>
      </text:list>
      <text:p text:style-name="P5"/>
      <text:p text:style-name="P2"><text:span text:style-name="T17">[</text:span><text:span text:style-name="T19">Исходники</text:span><text:span text:style-name="T17">; </text:span><text:span text:style-name="T19">не рекомендуется использовать большой междустрочный интервал и </text:span><text:span text:style-name="T20">подсветку синтаксиса</text:span><text:span text:style-name="T18">]</text:span></text:p>
      <text:p text:style-name="Standard"><text:span text:style-name="T7">parent</text:span><text:span text:style-name="T4">.</text:span><text:span text:style-name="T12">c</text:span><text:span text:style-name="T15">pp</text:span><text:span text:style-name="T4">:</text:span></text:p>
      <text:p text:style-name="P54">#include "WriteRead.h"</text:p>
      <text:p text:style-name="P15">#define READ 0</text:p>
      <text:p text:style-name="P15">#define WRITE 1</text:p>
      <text:p text:style-name="P16"/>
      <text:p text:style-name="P15">int main() {</text:p>
      <text:p text:style-name="P15">int pipe_fd1[2];</text:p>
      <text:p text:style-name="P15">int pipe_fd2[2];</text:p>
      <text:p text:style-name="P15">WriteString(STDOUT_FILENO, "Type the name of file: \n");</text:p>
      <text:p text:style-name="P15">int fd_file;</text:p>
      <text:p text:style-name="P15">mode_t mode = S_IRWXU;</text:p>
      <text:p text:style-name="P15">int flags = O_WRONLY | O_CREAT | O_APPEND;</text:p>
      <text:p text:style-name="P15">if ((fd_file = open(ScanString(STDIN_FILENO).c_str(), flags, mode)) &lt; 0) {</text:p>
      <text:p text:style-name="P15">WriteString(STDOUT_FILENO, "File isn't opened\n");</text:p>
      <text:p text:style-name="P15">perror("file");</text:p>
      <text:p text:style-name="P15">}</text:p>
      <text:p text:style-name="P15">if (pipe(pipe_fd1) == -1) {</text:p>
      <text:p text:style-name="P15">perror("pipe");</text:p>
      <text:p text:style-name="P15">return -1;</text:p>
      <text:p text:style-name="P15">}</text:p>
      <text:p text:style-name="P15">if (pipe(pipe_fd2) == -1) {</text:p>
      <text:p text:style-name="P15">perror("pipe");</text:p>
      <text:p text:style-name="P15">return -1;</text:p>
      <text:p text:style-name="P15">}</text:p>
      <text:p text:style-name="P15">pid_t pid = fork();</text:p>
      <text:p text:style-name="P15">if (pid == 0) {</text:p>
      <text:p text:style-name="P15">close(pipe_fd2[READ]);</text:p>
      <text:p text:style-name="P15">close(pipe_fd1[WRITE]);</text:p>
      <text:p text:style-name="P15">dup2(pipe_fd2[WRITE], STDERR_FILENO);</text:p>
      <text:p text:style-name="P15">dup2(pipe_fd1[READ], STDIN_FILENO);</text:p>
      <text:p text:style-name="P15">dup2(fd_file, STDOUT_FILENO);</text:p>
      <text:p text:style-name="P15"><text:soft-page-break/>execl("/home/zloyaloha/Yandex.Disk/MAI/OS/os_lab_1/src/build/son.out", "/home/zloyaloha/Yandex.Disk/MAI/OS/os_lab_1/src/build/son.out", NULL);</text:p>
      <text:p text:style-name="P15">} else if (pid &gt; 0) {</text:p>
      <text:p text:style-name="P15">std::string input;</text:p>
      <text:p text:style-name="P15">close(pipe_fd1[READ]);</text:p>
      <text:p text:style-name="P15">close(pipe_fd2[WRITE]);</text:p>
      <text:p text:style-name="P15">WriteString(STDOUT_FILENO, "Type string to check: \n");</text:p>
      <text:p text:style-name="P15">WriteString(pipe_fd1[WRITE], ScanString(STDIN_FILENO));</text:p>
      <text:p text:style-name="P15">WriteString(STDOUT_FILENO, ScanString(pipe_fd2[READ]));</text:p>
      <text:p text:style-name="P15">wait(NULL);</text:p>
      <text:p text:style-name="P15">close(pipe_fd1[WRITE]);</text:p>
      <text:p text:style-name="P15">close(pipe_fd2[READ]);</text:p>
      <text:p text:style-name="P15">} else {</text:p>
      <text:p text:style-name="P15">perror("fork");</text:p>
      <text:p text:style-name="P15">return -1;</text:p>
      <text:p text:style-name="P15">}</text:p>
      <text:p text:style-name="P15">}</text:p>
      <text:p text:style-name="P48"/>
      <text:p text:style-name="Standard"><text:span text:style-name="T15">son</text:span><text:span text:style-name="T12">.c</text:span><text:span text:style-name="T15">pp</text:span></text:p>
      <text:p text:style-name="P54">#include "WriteRead.h"</text:p>
      <text:p text:style-name="P15">int main() {</text:p>
      <text:p text:style-name="P15">std::string line;</text:p>
      <text:p text:style-name="P15">line = ScanString(STDIN_FILENO);</text:p>
      <text:p text:style-name="P15">if (isupper(line[0])) {</text:p>
      <text:p text:style-name="P15">WriteString(STDOUT_FILENO, line);</text:p>
      <text:p text:style-name="P15">WriteString(STDERR_FILENO, "String is valid, check the file\n");</text:p>
      <text:p text:style-name="P15">} else {</text:p>
      <text:p text:style-name="P15">WriteString(STDERR_FILENO, "String is not valid\n");</text:p>
      <text:p text:style-name="P15">}</text:p>
      <text:p text:style-name="P15">}</text:p>
      <text:p text:style-name="P48"/>
      <text:p text:style-name="P49">WriteRead.cpp</text:p>
      <text:p text:style-name="P54">#include "WriteRead.h"</text:p>
      <text:p text:style-name="P15">std::string ScanString(int stream) {</text:p>
      <text:p text:style-name="P15">char c;</text:p>
      <text:p text:style-name="P15">std::string line;</text:p>
      <text:p text:style-name="P15">while (1) {</text:p>
      <text:p text:style-name="P15">if (c == '\n') break;</text:p>
      <text:p text:style-name="P15"><text:soft-page-break/>read(stream, &amp;c, sizeof(char));</text:p>
      <text:p text:style-name="P15">line.push_back(c);</text:p>
      <text:p text:style-name="P15">}</text:p>
      <text:p text:style-name="P15">return line;</text:p>
      <text:p text:style-name="P15">}</text:p>
      <text:p text:style-name="P16"/>
      <text:p text:style-name="P15">void WriteString(int stream, std::string line) {</text:p>
      <text:p text:style-name="P15">write(stream, line.c_str(), line.size());</text:p>
      <text:p text:style-name="P15">}</text:p>
      <text:p text:style-name="P17"/>
      <text:p text:style-name="P56">WriteRead.h</text:p>
      <text:p text:style-name="P55">#pragma once</text:p>
      <text:p text:style-name="P15">#include &lt;iostream&gt;</text:p>
      <text:p text:style-name="P15">#include &lt;string&gt;</text:p>
      <text:p text:style-name="P15">#include "stdio.h"</text:p>
      <text:p text:style-name="P15">#include "unistd.h"</text:p>
      <text:p text:style-name="P15">#include &lt;cstdlib&gt;</text:p>
      <text:p text:style-name="P15">#include "sys/wait.h"</text:p>
      <text:p text:style-name="P15">#include &lt;fstream&gt;</text:p>
      <text:p text:style-name="P15">#include &lt;fcntl.h&gt;</text:p>
      <text:p text:style-name="P15">#include &lt;sys/stat.h&gt;</text:p>
      <text:p text:style-name="P16"/>
      <text:p text:style-name="P15">void WriteString(int stream, std::string line);</text:p>
      <text:p text:style-name="P15">std::string ScanString(int stream);</text:p>
      <text:p text:style-name="P15"/>
      <text:p text:style-name="P8"/>
      <text:p text:style-name="P8"/>
      <text:p text:style-name="P8"/>
      <text:p text:style-name="P50">Пример работы</text:p>
      <text:p text:style-name="P51">1. test1:</text:p>
      <text:p text:style-name="P24"><text:span text:style-name="T16"><text:tab/></text:span><text:span text:style-name="T13">Input:</text:span><text:span text:style-name="T16"> res1.txt</text:span></text:p>
      <text:p text:style-name="P52"><text:tab/><text:tab/> <text:s/>Abcd ABcd asdmfl</text:p>
      <text:p text:style-name="P52"/>
      <text:p text:style-name="P24"><text:span text:style-name="T16"><text:tab/></text:span><text:span text:style-name="T13">Output: </text:span><text:span text:style-name="T16">String is valid, check the file</text:span></text:p>
      <text:p text:style-name="P52"><text:tab/><text:tab/> <text:s text:c="4"/>Abcd ABcd asdmfl</text:p>
      <text:p text:style-name="P51">2. test2:</text:p>
      <text:p text:style-name="P24"><text:span text:style-name="T16"><text:tab/></text:span><text:span text:style-name="T13">Input:</text:span><text:span text:style-name="T16"> res2.txt</text:span></text:p>
      <text:p text:style-name="P52"><text:tab/><text:tab/> <text:s/>gogogogogo gogogogo everton</text:p>
      <text:p text:style-name="P52"/>
      <text:p text:style-name="P24"><text:span text:style-name="T16"><text:tab/></text:span><text:span text:style-name="T13">Output: </text:span><text:span text:style-name="T16">String is not valid</text:span></text:p>
      <text:p text:style-name="P51">3. test3:</text:p>
      <text:p text:style-name="P24"><text:span text:style-name="T16"><text:tab/></text:span><text:span text:style-name="T13">Input:</text:span><text:span text:style-name="T16"> res3.txt</text:span></text:p>
      <text:p text:style-name="P52"><text:soft-page-break/><text:tab/><text:tab/> <text:s/></text:p>
      <text:p text:style-name="P52"/>
      <text:p text:style-name="P24"><text:span text:style-name="T16"><text:tab/></text:span><text:span text:style-name="T13">Output: </text:span><text:span text:style-name="T16">String is not valid</text:span></text:p>
      <text:p text:style-name="P51">4. test3:</text:p>
      <text:p text:style-name="P24"><text:span text:style-name="T16"><text:tab/></text:span><text:span text:style-name="T13">Input:</text:span><text:span text:style-name="T16"> res4.txt</text:span></text:p>
      <text:p text:style-name="P52"><text:tab/><text:tab/> <text:s/>123 Abcd Abcd djdjdjjd</text:p>
      <text:p text:style-name="P52"><text:tab/><text:tab/> <text:s/></text:p>
      <text:p text:style-name="P24"><text:span text:style-name="T16"><text:tab/></text:span><text:span text:style-name="T13">Output: </text:span><text:span text:style-name="T16">String is not valid<text:tab/><text:tab/><text:tab/><text:tab/> <text:s text:c="2"/></text:span></text:p>
      <text:p text:style-name="P22"/>
      <text:p text:style-name="P47">Вывод</text:p>
      <text:p text:style-name="P23"><text:span text:style-name="T8">При выполнении данной лабораторной работы я научился работать с несколькими процессами. </text:span><text:span text:style-name="T11">Обучился межпроцессному взаимодействию при помощи именнованных каналов pipe. Понял, что под scanf, printf, cin, cout лежат системные вызовы write и read. Научился отлаживать программы при помощи strace. Написал собственную программу использующую несколько процессов и каналы pip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09-28T18:41:22.544720944</dc:date>
    <meta:editing-cycles>62</meta:editing-cycles>
    <meta:editing-duration>PT11H16M55S</meta:editing-duration>
    <meta:generator>LibreOffice/7.3.7.2$Linux_X86_64 LibreOffice_project/30$Build-2</meta:generator>
    <meta:document-statistic meta:table-count="0" meta:image-count="0" meta:object-count="0" meta:page-count="6" meta:paragraph-count="149" meta:word-count="589" meta:character-count="4743" meta:non-whitespace-character-count="42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